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1.375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2.875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4.375in" text:min-label-width="0.125in"/>
      </text:list-level-style-number>
    </text:list-style>
    <style:style style:name="P1" style:parent-style-name="Normalny" style:master-page-name="MP0" style:family="paragraph">
      <style:paragraph-properties fo:break-before="page" fo:text-align="center"/>
      <style:text-properties style:font-name="Tahoma" style:font-name-complex="Tahoma" fo:font-weight="bold" style:font-weight-asian="bold" fo:font-size="16pt" style:font-size-asian="16pt"/>
    </style:style>
    <style:style style:name="P2" style:parent-style-name="Normalny" style:family="paragraph">
      <style:paragraph-properties fo:text-align="center"/>
      <style:text-properties style:font-name="Tahoma" style:font-name-complex="Tahoma" fo:font-size="10pt" style:font-size-asian="10pt"/>
    </style:style>
    <style:style style:name="P3" style:parent-style-name="Normalny" style:family="paragraph">
      <style:paragraph-properties fo:text-align="center"/>
      <style:text-properties style:font-name="Tahoma" style:font-name-complex="Tahoma" fo:font-size="10pt" style:font-size-asian="10pt"/>
    </style:style>
    <style:style style:name="P4" style:parent-style-name="Akapitzlistą" style:list-style-name="LFO1" style:family="paragraph">
      <style:text-properties style:font-name="Tahoma" style:font-name-complex="Tahoma" fo:font-size="14pt" style:font-size-asian="14pt"/>
    </style:style>
    <style:style style:name="P5" style:parent-style-name="Normalny" style:family="paragraph">
      <style:paragraph-properties fo:text-align="justify" fo:line-height="125%"/>
      <style:text-properties style:font-name="Times New Roman" style:font-name-complex="Times New Roman" fo:font-size="10pt" style:font-size-asian="10pt"/>
    </style:style>
    <style:style style:name="P6" style:parent-style-name="Normalny" style:family="paragraph">
      <style:paragraph-properties fo:text-align="justify" fo:line-height="125%"/>
      <style:text-properties style:font-name="Times New Roman" style:font-name-complex="Times New Roman" fo:font-size="10pt" style:font-size-asian="10pt"/>
    </style:style>
    <style:style style:name="P7" style:parent-style-name="Normalny" style:family="paragraph">
      <style:paragraph-properties fo:text-align="justify" fo:line-height="125%"/>
    </style:style>
    <style:style style:name="T8" style:parent-style-name="Domyślnaczcionkaakapitu" style:family="text">
      <style:text-properties style:font-name="Times New Roman" style:font-name-complex="Times New Roman" fo:font-size="10pt" style:font-size-asian="10pt"/>
    </style:style>
    <style:style style:name="T9" style:parent-style-name="Domyślnaczcionkaakapitu" style:family="text">
      <style:text-properties style:font-name="Times New Roman" style:font-name-complex="Times New Roman" fo:font-size="10pt" style:font-size-asian="10pt"/>
    </style:style>
  </office:automatic-styles>
  <office:body>
    <office:text text:use-soft-page-breaks="true">
      <text:p text:style-name="P1">Systemy monitoringu jakości energii elektrycznej</text:p>
      <text:p text:style-name="P2">Ernest Augustyn, Piotr Wiśniewski, Przemysław Zawadzki</text:p>
      <text:p text:style-name="P3"/>
      <text:list text:style-name="LFO1" text:continue-numbering="true">
        <text:list-item>
          <text:p text:style-name="P4">Wstęp</text:p>
        </text:list-item>
      </text:list>
      <text:p text:style-name="P5">Jakość energii elektrycznej określana jest przez szereg parametrów opisujących przede wszystkim napięcie zasilające dane urządzenie. Aparatura elektryczna pracuje prawidłowo, gdy wielkości charakteryzujące napięcie na jej zaciskach<text:s/>są równe znamionowym lub mieszczą<text:s/>się w przedziałach dopuszczalnych odchyleń i deformacji.<text:s/>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6">W ostatnich latach, ze względu na nieprzerwanie rosnącą popularność<text:s/>urządzeń elektrycznych<text:s/>oraz nacisk położony na optymalizację zużycia<text:s/>prądu, temat pomiaru parametrów jakości<text:s/>energii elektrycznej<text:s/>poruszany jest<text:s/>coraz częściej<text:s/>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7"><text:span text:style-name="T8">Niemniej jednak, zapewnienie prawidłowego działania urządzeń elektrycznych pomaga</text:span><text:span text:style-name="T9"><text:s/>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style:font-name-complex="Times New Roman"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1.375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2.875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W</meta:initial-creator>
    <dc:creator>PW</dc:creator>
    <meta:creation-date>2013-12-10T23:41:00Z</meta:creation-date>
    <dc:date>2013-12-10T23:41:00Z</dc:date>
    <meta:template xlink:href="Normal" xlink:type="simple"/>
    <meta:editing-cycles>2</meta:editing-cycles>
    <meta:editing-duration>PT60S</meta:editing-duration>
    <meta:document-statistic meta:page-count="1" meta:paragraph-count="4" meta:word-count="288" meta:character-count="2013" meta:row-count="14" meta:non-whitespace-character-count="1729"/>
  </office:meta>
</office:document-meta>
</file>